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06mm" svg:height="122.18mm" svg:x="126.65mm" svg:y="58.17m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tal Length of Words to Proces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55" calcext:value-type="float">
            <text:p>10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37:08.778152650</meta:creation-date>
    <dc:date>2019-03-12T13:49:48.915971726</dc:date>
    <meta:editing-duration>PT12M40S</meta:editing-duration>
    <meta:editing-cycles>2</meta:editing-cycles>
    <meta:generator>LibreOffice/6.1.5.2$Linux_X86_64 LibreOffice_project/1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07cm" svg:height="12.219cm" xlink:href=".." xlink:type="simple" chart:class="chart:scatter" chart:style-name="ch1">
        <chart:title svg:x="5.759cm" svg:y="0.38cm" chart:style-name="ch2">
          <text:p>Complexity of Binary Addition Turing Machine</text:p>
        </chart:title>
        <chart:plot-area chart:style-name="ch3" table:cell-range-address="Sheet1.A2:Sheet1.B11" svg:x="1.425cm" svg:y="1.403cm" svg:width="18.868cm" svg:height="9.591cm">
          <chartooo:coordinate-region svg:x="2.417cm" svg:y="1.602cm" svg:width="17.411cm" svg:height="8.745cm"/>
          <chart:axis chart:dimension="x" chart:name="primary-x" chart:style-name="ch4">
            <chart:title svg:x="8.554cm" svg:y="10.999cm" chart:style-name="ch5">
              <text:p>Total Number of Bits to Process</text:p>
            </chart:title>
          </chart:axis>
          <chart:axis chart:dimension="y" chart:name="primary-y" chart:style-name="ch4">
            <chart:title svg:x="0.451cm" svg:y="7.949cm" chart:style-name="ch6">
              <text:p>Number of Steps Taken</text:p>
            </chart:title>
            <chart:grid chart:style-name="ch7" chart:class="major"/>
          </chart:axis>
          <chart:series chart:style-name="ch8" chart:values-cell-range-address="Sheet1.B2:Sheet1.B11" chart:class="chart:scatter">
            <chart:domain table:cell-range-address="Sheet1.A2:Sheet1.A11"/>
            <chart:regression-curve chart:style-name="ch9">
              <chart:equation chart:display-equation="true" chart:display-r-square="false" svg:x="0cm" svg:y="11.571cm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2:Sheet1.A11</svg:desc>
                </draw:g>
              </table:table-cell>
              <table:table-cell office:value-type="float" office:value="137">
                <text:p>13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0655">
                <text:p>10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